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7F00000067AF7D4D7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99cc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8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svg:stroke-width="0.102cm" draw:marker-start-width="0.352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dash" draw:stroke-dash="Ultrafine_20_Dashed"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stroke="dash" draw:stroke-dash="Fine_20_Dashed_20__28_var_29_" svg:stroke-color="#808080" draw:fill="none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="none" draw:textarea-vertical-align="middle" draw:auto-grow-height="false" fo:min-height="0.749cm" fo:min-width="0.49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gr11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229cm" svg:height="7.815cm" svg:x="7.385cm" svg:y="2.031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3.2cm" svg:height="2.591cm" svg:x="2.805cm" svg:y="1.75cm">
          <draw:image xlink:href="Pictures/100000000000007F00000067AF7D4D7C.jpg" xlink:type="simple" xlink:show="embed" xlink:actuate="onLoad">
            <text:p/>
          </draw:image>
        </draw:frame>
        <draw:custom-shape draw:style-name="gr3" draw:text-style-name="P1" draw:layer="layout" svg:width="3.384cm" svg:height="2.03cm" svg:x="8.307cm" svg:y="2.339cm">
          <text:p text:style-name="P1">Module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384cm" svg:height="2.03cm" svg:x="8.246cm" svg:y="7.431cm">
          <text:p text:style-name="P1">Module 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753cm" svg:height="3.753cm" svg:x="8.084cm" svg:y="12.514cm">
          <text:p text:style-name="P1">Evaluation</text:p>
          <text:p text:style-name="P1">Pha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5.538cm" svg:y1="3.077cm" svg:x2="7.815cm" svg:y2="3.077cm">
          <text:p/>
        </draw:line>
        <draw:line draw:style-name="gr5" draw:text-style-name="P1" draw:layer="layout" svg:x1="10.03cm" svg:y1="9.722cm" svg:x2="10.03cm" svg:y2="12.43cm">
          <text:p/>
        </draw:line>
        <draw:line draw:style-name="gr6" draw:text-style-name="P1" draw:layer="layout" svg:x1="9.912cm" svg:y1="4.397cm" svg:x2="9.912cm" svg:y2="7.415cm">
          <text:p/>
        </draw:line>
        <draw:custom-shape draw:style-name="gr7" draw:text-style-name="P1" draw:layer="layout" svg:width="3.384cm" svg:height="0.721cm" svg:x="8.307cm" svg:y="6.1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0.677cm" svg:height="6.891cm" svg:x="6.584cm" svg:y="2.58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layer="layout" svg:width="3.635cm" svg:height="1.673cm" svg:x="2.892cm" svg:y="5.23cm">
          <draw:text-box>
            <text:p>Processing</text:p>
            <text:p>Phase</text:p>
          </draw:text-box>
        </draw:frame>
        <draw:line draw:style-name="gr5" draw:text-style-name="P1" draw:layer="layout" svg:x1="7.938cm" svg:y1="14.291cm" svg:x2="6.037cm" svg:y2="14.235cm">
          <text:p/>
        </draw:line>
        <draw:custom-shape draw:style-name="gr4" draw:text-style-name="P1" draw:layer="layout" svg:width="3.894cm" svg:height="2.523cm" svg:x="2.52cm" svg:y="9.168cm">
          <text:p text:style-name="P1">Template</text:p>
          <text:p text:style-name="P1">Image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6.335cm" svg:y1="11.664cm" svg:x2="9.242cm" svg:y2="12.633cm">
          <text:p/>
        </draw:line>
        <draw:custom-shape draw:style-name="gr4" draw:text-style-name="P1" draw:layer="layout" svg:width="3.377cm" svg:height="1.354cm" svg:x="2.461cm" svg:y="13.598cm">
          <text:p text:style-name="P1">Result: int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4" draw:text-style-name="P2" draw:layer="layout" svg:width="1.354cm" svg:height="1.846cm" svg:x="5.953cm" svg:y="18.49cm">
          <text:p text:style-name="P2">Input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354cm" svg:height="1.846cm" svg:x="1.792cm" svg:y="21.828cm">
          <text:p text:style-name="P1"><text:span text:style-name="T1">Temp</text:span></text:p>
          <text:p text:style-name="P1"><text:span text:style-name="T1">1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324cm" svg:height="1.846cm" svg:x="4.553cm" svg:y="21.79cm">
          <text:p text:style-name="P2"><text:span text:style-name="T1">Temp</text:span></text:p>
          <text:p text:style-name="P2"><text:span text:style-name="T1">2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.325cm" svg:height="1.846cm" svg:x="7.397cm" svg:y="21.812cm">
          <text:p text:style-name="P1">...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354cm" svg:height="1.846cm" svg:x="5.93cm" svg:y="25.094cm">
          <text:p text:style-name="P1"><text:span text:style-name="T1">Outpu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324cm" svg:height="1.838cm" svg:x="10.044cm" svg:y="21.851cm">
          <text:p text:style-name="P1"><text:span text:style-name="T1">Temp </text:span></text:p>
          <text:p text:style-name="P1"><text:span text:style-name="T1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354cm" svg:height="1.84cm" svg:x="16.375cm" svg:y="24.35cm">
          <text:p text:style-name="P1"><text:span text:style-name="T1">Out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314cm" svg:height="1.846cm" svg:x="16.269cm" svg:y="13.633cm">
          <text:p text:style-name="P1"><text:span text:style-name="T1">Inpu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325cm" svg:height="1.846cm" svg:x="16.28cm" svg:y="16.501cm">
          <text:p text:style-name="P1"><text:span text:style-name="T1">Temp</text:span></text:p>
          <text:p text:style-name="P1"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354cm" svg:height="1.846cm" svg:x="16.313cm" svg:y="19.683cm">
          <text:p text:style-name="P1"><text:span text:style-name="T1">Temp</text:span></text:p>
          <text:p text:style-name="P1"><text:span text:style-name="T1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554cm" svg:height="0.554cm" svg:x="3.501cm" svg:y="22.49cm">
          <text:p text:style-name="P1">+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0.554cm" svg:height="0.554cm" svg:x="6.333cm" svg:y="22.413cm">
          <text:p text:style-name="P1">+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0.554cm" svg:height="0.554cm" svg:x="9.133cm" svg:y="22.398cm">
          <text:p text:style-name="P1">+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0" draw:text-style-name="P1" draw:layer="layout" svg:x1="5.911cm" svg:y1="20.229cm" svg:x2="2.927cm" svg:y2="21.88cm">
          <text:p/>
        </draw:line>
        <draw:line draw:style-name="gr10" draw:text-style-name="P1" draw:layer="layout" svg:x1="6.23cm" svg:y1="20.397cm" svg:x2="5.611cm" svg:y2="21.842cm">
          <text:p/>
        </draw:line>
        <draw:line draw:style-name="gr10" draw:text-style-name="P1" draw:layer="layout" svg:x1="6.943cm" svg:y1="20.435cm" svg:x2="7.675cm" svg:y2="21.786cm">
          <text:p/>
        </draw:line>
        <draw:line draw:style-name="gr10" draw:text-style-name="P1" draw:layer="layout" svg:x1="7.243cm" svg:y1="20.322cm" svg:x2="10.489cm" svg:y2="21.805cm">
          <text:p/>
        </draw:line>
        <draw:custom-shape draw:style-name="gr11" draw:text-style-name="P1" draw:layer="layout" svg:width="10.302cm" svg:height="3.584cm" svg:x="1.482cm" svg:y="21.505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4" draw:text-style-name="P1" draw:layer="layout" svg:width="0.554cm" svg:height="0.554cm" svg:x="16.69cm" svg:y="15.729cm">
          <text:p text:style-name="P1">+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0.554cm" svg:height="0.554cm" svg:x="16.725cm" svg:y="18.708cm">
          <text:p text:style-name="P1">+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draw:layer="layout" svg:width="2.348cm" svg:height="10.831cm" svg:x="15.875cm" svg:y="13.429cm">
          <text:p/>
          <draw:enhanced-geometry svg:viewBox="0 0 21600 21600" draw:text-areas="0 0 21600 ?f0" draw:type="down-arrow-callout" draw:modifiers="16954.2971352432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7" draw:text-style-name="P1" draw:layer="layout" svg:width="3.384cm" svg:height="0.146cm" svg:x="8.307cm" svg:y="4.6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3.384cm" svg:height="0.476cm" svg:x="8.307cm" svg:y="5.2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11.061cm" svg:height="15.355cm" svg:x="2.082cm" svg:y="1.56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Michele </meta:initial-creator>
    <meta:creation-date>2011-01-03T14:45:16</meta:creation-date>
    <dc:date>2011-01-03T15:15:42</dc:date>
    <dc:creator>Michele </dc:creator>
    <meta:editing-duration>PT00H30M26S</meta:editing-duration>
    <meta:editing-cycles>8</meta:editing-cycles>
    <meta:generator>OpenOffice.org/3.1$Linux OpenOffice.org_project/310m19$Build-9420</meta:generator>
    <meta:document-statistic meta:object-count="39"/>
  </office:meta>
</office:document-meta>
</file>